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824">
            <text:p>ST-7824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8685.0">
            <text:p>8685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0.6">
            <text:p>4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987">
            <text:p>ST-7987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2965.0">
            <text:p>2965.0</text:p>
          </table:table-cell>
          <table:table-cell office:value-type="float" office:value="85.0">
            <text:p>8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986">
            <text:p>ST-7986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3190.0">
            <text:p>3190.0</text:p>
          </table:table-cell>
          <table:table-cell office:value-type="float" office:value="85.0">
            <text:p>8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6">
            <text:p>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985">
            <text:p>ST-7985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4075.0">
            <text:p>4075.0</text:p>
          </table:table-cell>
          <table:table-cell office:value-type="float" office:value="90.0">
            <text:p>9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984">
            <text:p>ST-7984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8610.0">
            <text:p>8610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827">
            <text:p>ST-7827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5375.0">
            <text:p>5375.0</text:p>
          </table:table-cell>
          <table:table-cell office:value-type="float" office:value="95.0">
            <text:p>9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826">
            <text:p>ST-7826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8935.0">
            <text:p>8935.0</text:p>
          </table:table-cell>
          <table:table-cell office:value-type="float" office:value="125.0">
            <text:p>12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0">
            <text:p>5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  <table:table-row>
          <table:table-cell office:value-type="string" office:value="Storoya_Island">
            <text:p>Storoya_Island</text:p>
          </table:table-cell>
          <table:table-cell office:value-type="string" office:value="radiocarbon">
            <text:p>radiocarbon</text:p>
          </table:table-cell>
          <table:table-cell office:value-type="string" office:value="ST-7825">
            <text:p>ST-7825</text:p>
          </table:table-cell>
          <table:table-cell office:value-type="float" office:value="80.117">
            <text:p>80.117</text:p>
          </table:table-cell>
          <table:table-cell office:value-type="float" office:value="28.0">
            <text:p>28.0</text:p>
          </table:table-cell>
          <table:table-cell office:value-type="float" office:value="9265.0">
            <text:p>9265.0</text:p>
          </table:table-cell>
          <table:table-cell office:value-type="float" office:value="125.0">
            <text:p>12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3">
            <text:p>52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Jonsson1983,FormanEtal2004">
            <text:p>Jonsson1983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